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ccf8" style:text-blinking="false" fo:background-color="transparent" loext:padding="0cm" loext:border="non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ccf8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9ccf8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9ccf8" style:font-size-asian="12pt" style:font-size-complex="12pt"/>
    </style:style>
    <style:style style:name="P8" style:family="paragraph" style:parent-style-name="Standard">
      <style:text-properties officeooo:paragraph-rsid="0019ccf8"/>
    </style:style>
    <style:style style:name="P9" style:family="paragraph" style:parent-style-name="Standard" style:master-page-name="First_20_Page">
      <style:paragraph-properties style:page-number="auto"/>
      <style:text-properties officeooo:paragraph-rsid="0019ccf8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officeooo:paragraph-rsid="001fa729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style="italic" style:font-style-asian="italic" style:font-style-complex="italic"/>
    </style:style>
    <style:style style:name="P14" style:family="paragraph" style:parent-style-name="Text_20_body" style:list-style-name="L1">
      <style:text-properties fo:font-style="italic" officeooo:rsid="00104cba" officeooo:paragraph-rsid="00104cba" style:font-style-asian="italic" style:font-style-complex="italic"/>
    </style:style>
    <style:style style:name="P15" style:family="paragraph" style:parent-style-name="Text_20_body" style:list-style-name="L1">
      <style:text-properties fo:font-style="normal" officeooo:rsid="00104cba" officeooo:paragraph-rsid="00104cba" style:font-style-asian="normal" style:font-style-complex="normal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b585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9ccf8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c9dae" style:text-blinking="false" fo:background-color="transparent" loext:char-shading-value="0" style:font-size-asian="36pt" style:font-size-complex="36pt"/>
    </style:style>
    <style:style style:name="T1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officeooo:rsid="002332ea"/>
    </style:style>
    <style:style style:name="T13" style:family="text">
      <style:text-properties officeooo:rsid="001f1a79"/>
    </style:style>
    <style:style style:name="T14" style:family="text">
      <style:text-properties officeooo:rsid="001c9dae"/>
    </style:style>
    <style:style style:name="T15" style:family="text">
      <style:text-properties officeooo:rsid="002974d7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2"/>
          <text:p text:style-name="P2"><text:user-field-get text:name="Modulo">Computer systems</text:user-field-get></text:p>
          <text:p text:style-name="P10">CFGS <text:span text:style-name="T15">DAM/</text:span>DAW</text:p>
        </draw:text-box>
      </draw:frame>
      <text:p text:style-name="P9"/>
      <text:p text:style-name="P8"/>
      <text:p text:style-name="P8"/>
      <text:p text:style-name="P8"/>
      <text:p text:style-name="P5"><text:span text:style-name="T6">Computer Systems - </text:span><text:span text:style-name="T7">Glossary</text:span><text:span text:style-name="T8"><text:line-break/></text:span><text:span text:style-name="T10">UNIT</text:span><text:span text:style-name="T9"> 0</text:span><text:span text:style-name="T10">1</text:span><text:span text:style-name="T9">. </text:span><text:span text:style-name="T11"><text:user-field-get text:name="Tema">Functional elements of a computer</text:user-field-get></text:span></text:p>
      <text:p text:style-name="P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1"><text:s/>Sergio García / Alfredo Oltra</text:p>
      <text:p text:style-name="P3">20<text:span text:style-name="T12">22</text:span>/20<text:span text:style-name="T13">2</text:span><text:span text:style-name="T12">3</text:span></text:p>
      <text:p text:style-name="P6"><text:tab/><text:tab/><text:tab/><text:tab/><text:tab/><text:tab/><text:tab/><text:tab/><text:tab/><text:tab/>Versión:<text:date style:data-style-name="N104" text:date-value="2022-09-11T20:29:06.068000025">220911</text:date>.<text:time style:data-style-name="N105" text:time-value="2022-09-11T20:29:06.068000025">2028</text:time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<text:span text:style-name="T14">NIT </text:span>0<text:user-field-get text:name="NumeroTema">1</text:user-field-get>. <text:user-field-get text:name="Tema">Functional elements of a computer</text:user-field-get></text:p>
      <text:p text:style-name="Titulo"/>
      <text:h text:style-name="Heading_20_1" text:outline-level="1">Vocabulary</text:h>
      <text:p text:style-name="Text_20_body">General:</text:p>
      <text:list xml:id="list3022143132" text:style-name="L1">
        <text:list-item>
          <text:p text:style-name="P13">architecture: <text:span text:style-name="T5">arquitectura</text:span>.</text:p>
        </text:list-item>
        <text:list-item>
          <text:p text:style-name="P14">cell: celda.</text:p>
        </text:list-item>
        <text:list-item>
          <text:p text:style-name="P12"><text:span text:style-name="T4">computer</text:span>: <text:span text:style-name="T4">computadora</text:span>.</text:p>
        </text:list-item>
        <text:list-item>
          <text:p text:style-name="P12"><text:span text:style-name="T4">design: </text:span><text:span text:style-name="T5">diseño</text:span><text:span text:style-name="T4">.</text:span></text:p>
        </text:list-item>
        <text:list-item>
          <text:p text:style-name="P13">device: <text:span text:style-name="T5">dispositivo</text:span></text:p>
        </text:list-item>
        <text:list-item>
          <text:p text:style-name="P13">field: <text:span text:style-name="T5">campo</text:span></text:p>
        </text:list-item>
        <text:list-item>
          <text:p text:style-name="P14">general purpose: propósito general</text:p>
        </text:list-item>
        <text:list-item>
          <text:p text:style-name="P13">input: <text:span text:style-name="T5">entrada</text:span></text:p>
        </text:list-item>
        <text:list-item>
          <text:p text:style-name="P15">instruction set: conjunto de instruscciones</text:p>
        </text:list-item>
        <text:list-item>
          <text:p text:style-name="P14">parallel: en paralelo</text:p>
        </text:list-item>
        <text:list-item>
          <text:p text:style-name="P13">output: <text:span text:style-name="T5">salida</text:span></text:p>
        </text:list-item>
        <text:list-item>
          <text:p text:style-name="P12"><text:span text:style-name="T4">(un) reliable: </text:span><text:span text:style-name="T5">(no) </text:span><text:span text:style-name="T4">confiable</text:span></text:p>
        </text:list-item>
        <text:list-item>
          <text:p text:style-name="P13">set: <text:s/><text:span text:style-name="T5">conjunto</text:span></text:p>
        </text:list-item>
        <text:list-item>
          <text:p text:style-name="P14">serial: en serie</text:p>
        </text:list-item>
        <text:list-item>
          <text:p text:style-name="P13">signal: <text:span text:style-name="T5">señales</text:span></text:p>
        </text:list-item>
        <text:list-item>
          <text:p text:style-name="P13">two-way: <text:span text:style-name="T5">bidireccional</text:span></text:p>
        </text:list-item>
        <text:list-item>
          <text:p text:style-name="P12"><text:span text:style-name="T4">vacuum tubes</text:span>: tubos de vacío. </text:p>
        </text:list-item>
      </text:list>
      <text:p text:style-name="Text_20_body"/>
      <text:p text:style-name="Text_20_body">Verbos:</text:p>
      <text:list xml:id="list202906612080678" text:continue-numbering="true" text:style-name="L1">
        <text:list-item>
          <text:p text:style-name="P13">to fetch: <text:span text:style-name="T5">ir a buscar y <text:s/>recoger</text:span>.</text:p>
        </text:list-item>
        <text:list-item>
          <text:p text:style-name="P13">to load: <text:span text:style-name="T5">cargar</text:span></text:p>
        </text:list-item>
        <text:list-item>
          <text:p text:style-name="P12"><text:span text:style-name="T4">to perform: </text:span><text:span text:style-name="T5">realizar</text:span></text:p>
        </text:list-item>
        <text:list-item>
          <text:p text:style-name="P13">to store: <text:span text:style-name="T5">almacen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Esquema_20_9" style:display-name="Esquema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8" style:display-name="Esquema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7" style:display-name="Esquema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6" style:display-name="Esquema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5" style:display-name="Esquema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4" style:display-name="Esquema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3" style:display-name="Esquema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Esquema_20_2" style:display-name="Esquema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Esquema_20_1" style:display-name="Esquema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Notas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yello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8pt" fo:language="en" fo:country="GB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Titel" style:display-name="Predeterminado~LT~Titel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Gliederung_20_9" style:display-name="Predeterminado~LT~Gliederung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8" style:display-name="Predeterminado~LT~Gliederung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7" style:display-name="Predeterminado~LT~Gliederung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6" style:display-name="Predeterminado~LT~Gliederung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5" style:display-name="Predeterminado~LT~Gliederung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4" style:display-name="Predeterminado~LT~Gliederung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3" style:display-name="Predeterminado~LT~Gliederung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Predeterminado_7e_LT_7e_Gliederung_20_2" style:display-name="Predeterminado~LT~Gliederung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Predeterminado_7e_LT_7e_Gliederung_20_1" style:display-name="Predeterminado~LT~Gliederung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Línea_20_de_20_dimensiones" style:display-name="Línea de dimensiones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2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1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1" style:family="paragraph" style:parent-style-name="Standard">
      <style:paragraph-properties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Cuerpo_20_de_20_texto_20_justificado" style:display-name="Cuerpo de texto justificad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_20_ni_20_línea" style:display-name="Objeto sin relleno ni líne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" style:display-name="Objeto sin rellen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sombra" style:display-name="Objeto con sombr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punta_20_de_20_flecha" style:display-name="Objeto con punta de flech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b585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5M7S</meta:editing-duration>
    <meta:editing-cycles>22</meta:editing-cycles>
    <meta:generator>LibreOffice/7.3.2.2$Windows_X86_64 LibreOffice_project/49f2b1bff42cfccbd8f788c8dc32c1c309559be0</meta:generator>
    <dc:date>2022-09-11T20:28:25.127000000</dc:date>
    <meta:document-statistic meta:table-count="0" meta:image-count="1" meta:object-count="0" meta:page-count="2" meta:paragraph-count="35" meta:word-count="133" meta:character-count="819" meta:non-whitespace-character-count="724"/>
    <meta:template xlink:type="simple" xlink:actuate="onRequest" xlink:title="Plantilla CEED" xlink:href="../../../SergiAmic/AppData/Roaming/LibreOffice/4/user/template/Plantilla%20CEED.ott" meta:date="2016-09-18T03:24:45.080000000"/>
  </office:meta>
</office:document-meta>
</file>